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5181in" fo:break-before="auto" style:use-optimal-row-height="false"/>
    </style:style>
    <style:style style:name="ro10" style:family="table-row">
      <style:table-row-properties style:row-height="0.539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name="Control 1" draw:style-name="gr1" draw:text-style-name="P1" svg:width="0.7693in" svg:height="0.2516in" svg:x="7.0799in" svg:y="0.9378in" draw:control="control1"/>
          <draw:control draw:z-index="1" draw:name="Control 2" draw:style-name="gr1" draw:text-style-name="P1" svg:width="0.7591in" svg:height="0.2516in" svg:x="5.315in" svg:y="0.9248in" draw:control="control2"/>
          <draw:control draw:z-index="2" draw:name="Control 3" draw:style-name="gr1" draw:text-style-name="P1" svg:width="0.7248in" svg:height="0.3039in" svg:x="6.2197in" svg:y="0.8933in" draw:control="control3"/>
          <draw:control draw:z-index="3" draw:name="Control 4" draw:style-name="gr1" draw:text-style-name="P1" svg:width="0.8236in" svg:height="0.2831in" svg:x="7.9386in" svg:y="0.8886in" draw:control="control4"/>
          <draw:control draw:z-index="4" draw:name="Control 5" draw:style-name="gr1" draw:text-style-name="P1" svg:width="0.9969in" svg:height="0.3354in" svg:x="8.935in" svg:y="0.8701in" draw:control="control5"/>
          <draw:control draw:z-index="5" draw:name="Control 6" draw:style-name="gr1" draw:text-style-name="P1" svg:width="0.7114in" svg:height="0.2831in" svg:x="10.1071in" svg:y="0.8984in" draw:control="control6"/>
          <draw:control draw:z-index="6" draw:name="Control 7" draw:style-name="gr1" draw:text-style-name="P1" svg:width="0.715in" svg:height="0.2831in" svg:x="10.9185in" svg:y="0.9169in" draw:control="control7"/>
          <draw:control draw:z-index="7" draw:name="Control 8" draw:style-name="gr1" draw:text-style-name="P1" svg:width="0.813in" svg:height="0.2622in" svg:x="11.7972in" svg:y="0.9457in" draw:control="control8"/>
          <draw:control draw:z-index="8" draw:name="Control 9" draw:style-name="gr1" draw:text-style-name="P1" svg:width="1.1161in" svg:height="0.3248in" svg:x="12.7193in" svg:y="0.8776in" draw:control="control9"/>
          <draw:control draw:z-index="9" draw:name="Control 10" draw:style-name="gr1" draw:text-style-name="P1" svg:width="0.9102in" svg:height="0.3039in" svg:x="13.9378in" svg:y="0.8488in" draw:control="control10"/>
          <draw:control draw:z-index="10" draw:name="Control 11" draw:style-name="gr1" draw:text-style-name="P1" svg:width="0.7799in" svg:height="0.3047in" svg:x="4.4209in" svg:y="1.485in" draw:control="control11"/>
          <draw:control draw:z-index="11" draw:name="Control 12" draw:style-name="gr1" draw:text-style-name="P1" svg:width="0.8016in" svg:height="0.3256in" svg:x="4.4035in" svg:y="1.9705in" draw:control="control12"/>
          <draw:control draw:z-index="12" draw:name="Control 13" draw:style-name="gr1" draw:text-style-name="P1" svg:width="0.7909in" svg:height="0.2417in" svg:x="4.4035in" svg:y="2.3882in" draw:control="control13"/>
          <draw:control draw:z-index="13" draw:name="Control 14" draw:style-name="gr1" draw:text-style-name="P1" svg:width="0.7366in" svg:height="0.2106in" svg:x="4.428in" svg:y="3.0772in" draw:control="control14"/>
          <draw:control draw:z-index="14" draw:name="Control 15" draw:style-name="gr1" draw:text-style-name="P1" svg:width="0.7583in" svg:height="0.1795in" svg:x="4.4063in" svg:y="3.5063in" draw:control="control15"/>
          <draw:control draw:z-index="15" draw:name="Control 16" draw:style-name="gr1" draw:text-style-name="P1" svg:width="0.7583in" svg:height="0.2004in" svg:x="4.428in" svg:y="3.8685in" draw:control="control16"/>
          <draw:control draw:z-index="16" draw:name="Control 17" draw:style-name="gr1" draw:text-style-name="P1" svg:width="0.7472in" svg:height="0.2535in" svg:x="4.439in" svg:y="4.2945in" draw:control="control17"/>
          <draw:control draw:z-index="17" draw:name="Control 18" draw:style-name="gr1" draw:text-style-name="P1" svg:width="0.7795in" svg:height="0.2854in" svg:x="4.4173in" svg:y="4.7807in" draw:control="control18"/>
          <draw:control draw:z-index="18" draw:name="Control 19" draw:style-name="gr1" draw:text-style-name="P1" svg:width="0.7472in" svg:height="0.2114in" svg:x="4.439in" svg:y="5.2878in" draw:control="control19"/>
          <draw:control draw:z-index="19" draw:name="Control 20" draw:style-name="gr1" draw:text-style-name="P1" svg:width="0.7362in" svg:height="0.222in" svg:x="4.439in" svg:y="5.7142in" draw:control="control20"/>
          <draw:control draw:z-index="20" draw:name="Control 21" draw:style-name="gr1" draw:text-style-name="P1" svg:width="0.7906in" svg:height="0.2433in" svg:x="4.4063in" svg:y="6.1378in" draw:control="control21"/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0" table:default-cell-style-name="ce1"/>
        <table:table-row table:style-name="ro1">
          <table:table-cell office:value-type="string" calcext:value-type="string">
            <text:p>موضوع </text:p>
          </table:table-cell>
          <table:table-cell office:value-type="string" calcext:value-type="string">
            <text:p>از</text:p>
          </table:table-cell>
          <table:table-cell office:value-type="string" calcext:value-type="string">
            <text:p>تا</text:p>
          </table:table-cell>
          <table:table-cell table:number-columns-repeated="12"/>
          <table:table-cell office:value-type="string" calcext:value-type="string">
            <text:p>time</text:p>
          </table:table-cell>
          <table:table-cell table:number-columns-repeated="16368"/>
        </table:table-row>
        <table:table-row table:style-name="ro2">
          <table:table-cell table:style-name="ce2" office:value-type="string" calcext:value-type="string">
            <text:p>خلاصه شبکه </text:p>
          </table:table-cell>
          <table:table-cell table:style-name="ce3" office:value-type="string" calcext:value-type="string">
            <text:p><text:s/>قسمت یک پارت یک</text:p>
          </table:table-cell>
          <table:table-cell table:style-name="ce2" office:value-type="string" calcext:value-type="string">
            <text:p>آخر پارت سه</text:p>
          </table:table-cell>
          <table:table-cell table:style-name="ce2" office:value-type="string" calcext:value-type="string">
            <text:p>شامل =&gt;</text:p>
          </table:table-cell>
          <table:table-cell table:style-name="ce4" office:value-type="string" calcext:value-type="string">
            <text:p>http </text:p>
          </table:table-cell>
          <table:table-cell table:style-name="ce2" office:value-type="string" calcext:value-type="string">
            <text:p>dns</text:p>
          </table:table-cell>
          <table:table-cell table:style-name="ce2" office:value-type="string" calcext:value-type="string">
            <text:p>nginx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session,cookie</text:p>
          </table:table-cell>
          <table:table-cell table:style-name="ce2" office:value-type="string" calcext:value-type="string">
            <text:p>curl</text:p>
          </table:table-cell>
          <table:table-cell table:style-name="ce2" office:value-type="string" calcext:value-type="string">
            <text:p>xml</text:p>
          </table:table-cell>
          <table:table-cell table:style-name="ce2" office:value-type="string" calcext:value-type="string">
            <text:p>json</text:p>
          </table:table-cell>
          <table:table-cell table:style-name="ce2" office:value-type="string" calcext:value-type="string">
            <text:p>load balancing</text:p>
          </table:table-cell>
          <table:table-cell table:style-name="ce2" office:value-type="string" calcext:value-type="string">
            <text:p>reverse proxy</text:p>
          </table:table-cell>
          <table:table-cell table:number-columns-repeated="16370"/>
        </table:table-row>
        <table:table-row table:style-name="ro3">
          <table:table-cell table:style-name="ce2" table:number-columns-repeated="3"/>
          <table:table-cell table:style-name="ce2" office:value-type="string" calcext:value-type="string">
            <text:p>یادگرفته شده=&gt;</text:p>
          </table:table-cell>
          <table:table-cell table:style-name="ce2"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2" office:value-type="string" calcext:value-type="string">
            <text:p>burp</text:p>
          </table:table-cell>
          <table:table-cell table:style-name="ce2" office:value-type="string" calcext:value-type="string">
            <text:p>Part04 =&gt;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6381"/>
        </table:table-row>
        <table:table-row table:style-name="ro4">
          <table:table-cell table:style-name="ce2" office:value-type="string" calcext:value-type="string">
            <text:p>web socket</text:p>
          </table:table-cell>
          <table:table-cell table:style-name="ce2" office:value-type="string" calcext:value-type="string">
            <text:p>Part04 =&gt;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16381"/>
        </table:table-row>
        <table:table-row table:style-name="ro5">
          <table:table-cell table:style-name="ce2" office:value-type="string" calcext:value-type="string">
            <text:p>socket IO</text:p>
          </table:table-cell>
          <table:table-cell table:style-name="ce2" office:value-type="string" calcext:value-type="string">
            <text:p>Part05 =&gt;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6381"/>
        </table:table-row>
        <table:table-row table:style-name="ro6">
          <table:table-cell table:style-name="Default" table:number-columns-repeated="5"/>
          <table:table-cell table:style-name="ce2" table:number-columns-repeated="16379"/>
        </table:table-row>
        <table:table-row table:style-name="ro7">
          <table:table-cell table:style-name="ce2" office:value-type="string" calcext:value-type="string">
            <text:p>command injection </text:p>
          </table:table-cell>
          <table:table-cell table:style-name="ce2" office:value-type="string" calcext:value-type="string">
            <text:p>Part05 =&gt;5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Part07 =&gt;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16376"/>
        </table:table-row>
        <table:table-row table:style-name="ro4">
          <table:table-cell table:style-name="ce2" office:value-type="string" calcext:value-type="string">
            <text:p>out of band</text:p>
          </table:table-cell>
          <table:table-cell table:style-name="ce2" office:value-type="string" calcext:value-type="string">
            <text:p>Part05 =&gt;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16381"/>
        </table:table-row>
        <table:table-row table:style-name="ro8">
          <table:table-cell table:style-name="ce2" office:value-type="string" calcext:value-type="string">
            <text:p>shell</text:p>
          </table:table-cell>
          <table:table-cell table:style-name="ce2" office:value-type="string" calcext:value-type="string">
            <text:p>Part06 =&gt;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6380"/>
        </table:table-row>
        <table:table-row table:style-name="ro9">
          <table:table-cell table:style-name="ce2" office:value-type="string" calcext:value-type="string">
            <text:p>bypass</text:p>
          </table:table-cell>
          <table:table-cell table:style-name="ce2" office:value-type="string" calcext:value-type="string">
            <text:p>Part06 =&gt;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6381"/>
        </table:table-row>
        <table:table-row table:style-name="ro10">
          <table:table-cell table:style-name="ce2" office:value-type="string" calcext:value-type="string">
            <text:p>security Ms configuration</text:p>
          </table:table-cell>
          <table:table-cell table:style-name="ce2" office:value-type="string" calcext:value-type="string">
            <text:p>Part06 =&gt;11</text:p>
          </table:table-cell>
          <table:table-cell table:style-name="ce2" office:value-type="string" calcext:value-type="string">
            <text:p>Part07 =&gt;6</text:p>
          </table:table-cell>
          <table:table-cell table:style-name="ce2" table:number-columns-repeated="16381"/>
        </table:table-row>
        <table:table-row table:style-name="ro11">
          <table:table-cell table:style-name="ce2" office:value-type="string" calcext:value-type="string">
            <text:p>code injection(R C E)</text:p>
          </table:table-cell>
          <table:table-cell table:style-name="ce2" office:value-type="string" calcext:value-type="string">
            <text:p>Part07 =&gt; 13</text:p>
          </table:table-cell>
          <table:table-cell table:style-name="ce2" office:value-type="string" calcext:value-type="string">
            <text:p>Part07 =&gt;14</text:p>
          </table:table-cell>
          <table:table-cell table:style-name="ce2" table:number-columns-repeated="2"/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Part07 =&gt;15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16376"/>
        </table:table-row>
        <table:table-row table:style-name="ro12">
          <table:table-cell table:style-name="ce2" office:value-type="string" calcext:value-type="string">
            <text:p>file upload</text:p>
          </table:table-cell>
          <table:table-cell table:style-name="ce2" office:value-type="string" calcext:value-type="string">
            <text:p>Part08 =&gt;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lab(learning)</text:p>
          </table:table-cell>
          <table:table-cell table:style-name="ce2" office:value-type="string" calcext:value-type="string">
            <text:p>Part08 =&gt;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6376"/>
        </table:table-row>
        <table:table-row table:style-name="ro13">
          <table:table-cell table:style-name="ce2" office:value-type="string" calcext:value-type="string">
            <text:p>path traversal</text:p>
          </table:table-cell>
          <table:table-cell table:style-name="ce2" office:value-type="string" calcext:value-type="string">
            <text:p>Part08 =&gt;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string" calcext:value-type="string">
            <text:p>lab(learning)</text:p>
          </table:table-cell>
          <table:table-cell table:style-name="ce2" office:value-type="string" calcext:value-type="string">
            <text:p>Part08 =&gt;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08:47:55.449397663</meta:creation-date>
    <dc:date>2024-05-05T10:15:39.086985981</dc:date>
    <meta:editing-duration>PT9M58S</meta:editing-duration>
    <meta:editing-cycles>1</meta:editing-cycles>
    <meta:document-statistic meta:table-count="1" meta:cell-count="65" meta:object-count="21"/>
    <meta:generator>LibreOffice/24.2.1.2$Linux_X86_64 LibreOffice_project/420$Build-2</meta:generator>
  </office:meta>
</office:document-meta>
</file>